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ymagania funkcjonalne dla serwera CoViVo.</text:p>
      <text:p text:style-name="Standard"/>
      <text:p text:style-name="Standard"><text:tab/>Można założyć, że serwer będzie posiadał takie możliwości.</text:p>
      <text:p text:style-name="Standard"/>
      <text:p text:style-name="Standard">Będę używał następujących sformułowań:</text:p>
      <text:list xml:id="list41192123" text:style-name="L1">
        <text:list-item>
          <text:p text:style-name="P1">kanał – transmisja audio/video.</text:p>
        </text:list-item>
        <text:list-item>
          <text:p text:style-name="P1">nadawca – klient, który nadaje kanał.</text:p>
        </text:list-item>
        <text:list-item>
          <text:p text:style-name="P1">odbiorca – klient, który chce odbierać kanał.</text:p>
        </text:list-item>
      </text:list>
      <text:p text:style-name="Standard"/>
      <text:p text:style-name="Standard"><text:tab/>Wymagania:</text:p>
      <text:list xml:id="list41184725" text:style-name="L2">
        <text:list-item>
          <text:p text:style-name="P2">Dodanie nowego kanału dla danego nadawcy.</text:p>
        </text:list-item>
        <text:list-item>
          <text:p text:style-name="P2">Usunięcie kanału.</text:p>
        </text:list-item>
        <text:list-item>
          <text:p text:style-name="P2">Wyświetlenie listy aktywnych kanałów.</text:p>
        </text:list-item>
        <text:list-item>
          <text:p text:style-name="P2">Rejestrowanie odbiorcy do kanału.</text:p>
        </text:list-item>
        <text:list-item>
          <text:p text:style-name="P2">Wypisanie odbiorcy z kanał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2T20:51:50.66</meta:creation-date>
    <dc:date>2012-11-12T21:07:09.50</dc:date>
    <meta:editing-duration>PT10M32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12" meta:word-count="63" meta:character-count="432"/>
  </office:meta>
</office:document-meta>
</file>